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5bb3"/>
    </style:style>
    <style:style style:name="P2" style:family="paragraph" style:parent-style-name="Standard">
      <style:text-properties officeooo:paragraph-rsid="001e875b"/>
    </style:style>
    <style:style style:name="T1" style:family="text">
      <style:text-properties officeooo:rsid="001c5bb3"/>
    </style:style>
    <style:style style:name="T2" style:family="text">
      <style:text-properties officeooo:rsid="001d4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这个程序一开始的时候觉得不算什么，但是要写起来，并且是认真写起来的话，会有诸多问题要考虑，而且一些问题并不是那么容易解决的，比如我想让加密范围由26变为256，并且怎么构造矩阵的大小。。于是我选择由密钥的大小来决定矩阵的大小。。也就是sqrt (strKey.length()) + _SPAN_</text:span></text:p>
      <text:p text:style-name="P1"><text:span text:style-name="T1">。而且输入之后还有一个加密矩阵的整理，因为要和256也就是所说的加密范围数值互素。所以我采用了随机化算法，每次随机找到一个点，然后对于这个点加上随机的一个数字，而对于随机算法，rand要设置种子，，于是选择以strKey来确定随机种子。当种子一旦设定下来之后一切就变得确定了下来。。</text:span></text:p>
      <text:p text:style-name="P1"><text:span text:style-name="T1"/></text:p>
      <text:p text:style-name="P1"><text:span text:style-name="T1">接下来还有一个问题要考虑，因为要处理所有的文件。。但是每个文件的大小不一定都是matrix_size的倍数。而加密后的文件一定是matrix_size 的倍数，然而在解密的时候却不知道最后一组里面那些是有用的，那些是无用的。。于是个人想出了一个比较笨的方法来解决这个问题，就是采用头部表示法。在加密文件的头部写入文件大小，，因为文件大小一定是整数，这样只要知道这个数的，那么一组加密后的文件便会知道加密长度。。而且就是公布了文件的大小，这个数值被攻击者知道的话，也是一个没有利用价值数据。。本来是想处理一下文家大小的数值来隐藏一下的，想了一下，还是算了。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接下来便好解决了。只要逐步读入一组数据，然后逐步加密写入便可以了。。。</text:span></text:p>
      <text:p text:style-name="P1"><text:span text:style-name="T1"/></text:p>
      <text:p text:style-name="P1"><text:span text:style-name="T1"/></text:p>
      <text:p text:style-name="P2"><text:span text:style-name="T1">2012年11月24日就是要解决一些调试上的问题。。</text:span></text:p>
      <text:p text:style-name="P2"><text:span text:style-name="T1"/></text:p>
      <text:p text:style-name="P2"><text:span text:style-name="T1">嘻嘻，，这个以后自己都差不多可以拿来当作自己的加密软件使用了。。不过还是算了。。我还是去写个基于更加安全的加密算法的加密程序吧。。</text:span><text:span text:style-name="T2">Hill加密的安全性貌似不够，容易被破解。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mdeep </meta:initial-creator>
    <meta:creation-date>2012-11-23T23:46:20</meta:creation-date>
    <dc:date>2012-11-24T00:01:46</dc:date>
    <dc:creator>ismdeep </dc:creator>
    <meta:editing-duration>PT14M55S</meta:editing-duration>
    <meta:editing-cycles>5</meta:editing-cycles>
    <meta:generator>LibreOffice/3.6$Linux_x86 LibreOffice_project/360m1$Build-2</meta:generator>
    <meta:document-statistic meta:table-count="0" meta:image-count="0" meta:object-count="0" meta:page-count="1" meta:paragraph-count="6" meta:word-count="644" meta:character-count="713" meta:non-whitespace-character-count="709"/>
  </office:meta>
</office:document-meta>
</file>